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Times New Roman" style:font-name-complex="Times New Roman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style:font-name-complex="Times New Roman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imes New Roman" style:font-name-complex="Times New Roman"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Times New Roman" style:font-name-complex="Times New Roman" fo:language="ru" fo:country="RU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imes New Roman" style:font-name-complex="Times New Roman" fo:language="ru" fo:country="RU"/>
    </style:style>
    <style:style style:name="P30" style:parent-style-name="TableContents" style:family="paragraph">
      <style:text-properties style:font-name="Times New Roman" style:font-name-complex="Times New Roman" fo:language="ru" fo:country="RU"/>
    </style:style>
    <style:style style:name="P31" style:parent-style-name="TableContents" style:family="paragraph">
      <style:text-properties style:font-name="Times New Roman" style:font-name-complex="Times New Roman" fo:language="ru" fo:country="RU"/>
    </style:style>
    <style:style style:name="P32" style:parent-style-name="TableContents" style:family="paragraph">
      <style:text-properties style:font-name="Times New Roman" style:font-name-complex="Times New Roman" fo:language="ru" fo:country="RU"/>
    </style:style>
    <style:style style:name="P33" style:parent-style-name="TableContents" style:family="paragraph">
      <style:text-properties style:font-name="Times New Roman" style:font-name-complex="Times New Roman" fo:language="ru" fo:country="RU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Times New Roman" style:font-name-complex="Times New Roman" fo:language="ru" fo:country="RU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style:font-name-complex="Times New Roman" fo:language="ru" fo:country="RU"/>
    </style:style>
    <style:style style:name="T41" style:parent-style-name="DefaultParagraphFont" style:family="text">
      <style:text-properties style:font-name="Times New Roman" style:font-name-complex="Times New Roman" fo:language="ru" fo:country="RU"/>
    </style:style>
    <style:style style:name="T42" style:parent-style-name="DefaultParagraphFont" style:family="text">
      <style:text-properties style:font-name="Times New Roman" style:font-name-complex="Times New Roman" fo:language="en" fo:country="RU"/>
    </style:style>
    <style:style style:name="T43" style:parent-style-name="DefaultParagraphFont" style:family="text">
      <style:text-properties style:font-name="Times New Roman" style:font-name-complex="Times New Roman" fo:language="ru" fo:country="RU"/>
    </style:style>
    <style:style style:name="T44" style:parent-style-name="DefaultParagraphFont" style:family="text">
      <style:text-properties style:font-name="Times New Roman" style:font-name-complex="Times New Roman" fo:language="en" fo:country="RU"/>
    </style:style>
    <style:style style:name="T45" style:parent-style-name="DefaultParagraphFont" style:family="text">
      <style:text-properties style:font-name="Times New Roman" style:font-name-complex="Times New Roman" fo:language="ru" fo:country="RU"/>
    </style:style>
    <style:style style:name="T46" style:parent-style-name="DefaultParagraphFont" style:family="text">
      <style:text-properties style:font-name="Times New Roman" style:font-name-complex="Times New Roman" fo:language="en" fo:country="RU"/>
    </style:style>
    <style:style style:name="T47" style:parent-style-name="DefaultParagraphFont" style:family="text">
      <style:text-properties style:font-name="Times New Roman" style:font-name-complex="Times New Roman" fo:language="ru" fo:country="RU"/>
    </style:style>
    <style:style style:name="T48" style:parent-style-name="DefaultParagraphFont" style:family="text">
      <style:text-properties style:font-name="Times New Roman" style:font-name-complex="Times New Roman" fo:language="en" fo:country="RU"/>
    </style:style>
    <style:style style:name="T49" style:parent-style-name="DefaultParagraphFont" style:family="text">
      <style:text-properties style:font-name="Times New Roman" style:font-name-complex="Times New Roman" fo:language="ru" fo:country="RU"/>
    </style:style>
    <style:style style:name="T50" style:parent-style-name="DefaultParagraphFont" style:family="text">
      <style:text-properties style:font-name="Times New Roman" style:font-name-complex="Times New Roman" fo:language="en" fo:country="RU"/>
    </style:style>
    <style:style style:name="T51" style:parent-style-name="DefaultParagraphFont" style:family="text">
      <style:text-properties style:font-name="Times New Roman" style:font-name-complex="Times New Roman" fo:language="ru" fo:country="RU"/>
    </style:style>
    <style:style style:name="T52" style:parent-style-name="DefaultParagraphFont" style:family="text">
      <style:text-properties style:font-name="Times New Roman" style:font-name-complex="Times New Roman" fo:language="en" fo:country="RU"/>
    </style:style>
    <style:style style:name="T53" style:parent-style-name="DefaultParagraphFont" style:family="text">
      <style:text-properties style:font-name="Times New Roman" style:font-name-complex="Times New Roman" fo:language="ru" fo:country="RU"/>
    </style:style>
    <style:style style:name="T54" style:parent-style-name="DefaultParagraphFont" style:family="text">
      <style:text-properties style:font-name="Times New Roman" style:font-name-complex="Times New Roman" fo:language="en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Times New Roman" style:font-name-complex="Times New Roman" fo:language="ru" fo:country="RU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T59" style:parent-style-name="DefaultParagraphFont" style:family="text">
      <style:text-properties style:font-name="Times New Roman" style:font-name-complex="Times New Roman" fo:language="ru" fo:country="RU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style:font-name-complex="Times New Roman" fo:language="ru" fo:country="RU"/>
    </style:style>
    <style:style style:name="P62" style:parent-style-name="TableContents" style:family="paragraph">
      <style:text-properties style:font-name="Times New Roman" style:font-name-complex="Times New Roman" fo:language="ru" fo:country="RU"/>
    </style:style>
    <style:style style:name="P63" style:parent-style-name="TableContents" style:family="paragraph">
      <style:text-properties style:font-name="Times New Roman" style:font-name-complex="Times New Roman" fo:language="ru" fo:country="RU"/>
    </style:style>
    <style:style style:name="P64" style:parent-style-name="TableContents" style:family="paragraph">
      <style:text-properties style:font-name="Times New Roman" style:font-name-complex="Times New Roman" fo:language="ru" fo:country="RU"/>
    </style:style>
    <style:style style:name="P65" style:parent-style-name="TableContents" style:family="paragraph">
      <style:text-properties style:font-name="Times New Roman" style:font-name-complex="Times New Roman" fo:language="ru" fo:country="RU"/>
    </style:style>
    <style:style style:name="P66" style:parent-style-name="TableContents" style:family="paragraph">
      <style:text-properties style:font-name="Times New Roman" style:font-name-complex="Times New Roman" fo:language="ru" fo:country="RU"/>
    </style:style>
    <style:style style:name="P67" style:parent-style-name="TableContents" style:family="paragraph">
      <style:text-properties style:font-name="Times New Roman" style:font-name-complex="Times New Roman" fo:language="ru" fo:country="RU"/>
    </style:style>
    <style:style style:name="P68" style:parent-style-name="TableContents" style:family="paragraph">
      <style:text-properties style:font-name="Times New Roman" style:font-name-complex="Times New Roman" fo:language="ru" fo:country="RU"/>
    </style:style>
    <style:style style:name="P69" style:parent-style-name="TableContents" style:family="paragraph">
      <style:text-properties style:font-name="Times New Roman" style:font-name-complex="Times New Roman"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style:font-name-complex="Times New Roman"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 style:font-name-complex="Times New Roman" fo:language="ru" fo:country="RU"/>
    </style:style>
    <style:style style:name="P75" style:parent-style-name="TableContents" style:family="paragraph">
      <style:text-properties style:font-name="Times New Roman" style:font-name-complex="Times New Roman" fo:language="ru" fo:country="RU"/>
    </style:style>
    <style:style style:name="P76" style:parent-style-name="TableContents" style:family="paragraph">
      <style:text-properties style:font-name="Times New Roman" style:font-name-complex="Times New Roman"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style:font-name-complex="Times New Roman"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Times New Roman" style:font-name-complex="Times New Roman" fo:language="ru" fo:country="RU"/>
    </style:style>
    <style:style style:name="T85" style:parent-style-name="DefaultParagraphFont" style:family="text">
      <style:text-properties style:font-name="Times New Roman" style:font-name-complex="Times New Roman" fo:language="ru" fo:country="RU"/>
    </style:style>
    <style:style style:name="P86" style:parent-style-name="TableContents" style:family="paragraph">
      <style:text-properties style:font-name="Times New Roman" style:font-name-complex="Times New Roman"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Times New Roman" style:font-name-complex="Times New Roman" fo:language="ru" fo:country="RU"/>
    </style:style>
    <style:style style:name="T90" style:parent-style-name="DefaultParagraphFont" style:family="text">
      <style:text-properties style:font-name="Times New Roman" style:font-name-complex="Times New Roman"/>
    </style:style>
    <style:style style:name="T91" style:parent-style-name="DefaultParagraphFont" style:family="text">
      <style:text-properties style:font-name="Times New Roman" style:font-name-complex="Times New Roman"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DefaultParagraphFont" style:family="text">
      <style:text-properties style:font-name="Times New Roman" style:font-name-complex="Times New Roman" fo:language="ru" fo:country="RU"/>
    </style:style>
    <style:style style:name="T94" style:parent-style-name="DefaultParagraphFont" style:family="text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style:font-name="Times New Roman" style:font-name-complex="Times New Roman" fo:language="ru" fo:country="RU"/>
    </style:style>
    <style:style style:name="T99" style:parent-style-name="DefaultParagraphFont" style:family="text">
      <style:text-properties style:font-name="Times New Roman" style:font-name-complex="Times New Roman"/>
    </style:style>
    <style:style style:name="T100" style:parent-style-name="DefaultParagraphFont" style:family="text">
      <style:text-properties style:font-name="Times New Roman" style:font-name-complex="Times New Roman" fo:language="ru" fo:country="RU"/>
    </style:style>
    <style:style style:name="T101" style:parent-style-name="DefaultParagraphFont" style:family="text">
      <style:text-properties style:font-name="Times New Roman" style:font-name-complex="Times New Roman"/>
    </style:style>
    <style:style style:name="T102" style:parent-style-name="DefaultParagraphFont" style:family="text">
      <style:text-properties style:font-name="Times New Roman" style:font-name-complex="Times New Roman" fo:language="ru" fo:country="RU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4" style:parent-style-name="DefaultParagraphFont" style:family="text">
      <style:text-properties style:font-name="Times New Roman" style:font-name-complex="Times New Roman"/>
    </style:style>
    <style:style style:name="T105" style:parent-style-name="DefaultParagraphFont" style:family="text">
      <style:text-properties style:font-name="Times New Roman" style:font-name-complex="Times New Roman" fo:language="ru" fo:country="RU"/>
    </style:style>
    <style:style style:name="T106" style:parent-style-name="DefaultParagraphFont" style:family="text">
      <style:text-properties style:font-name="Times New Roman" style:font-name-complex="Times New Roman"/>
    </style:style>
    <style:style style:name="T107" style:parent-style-name="DefaultParagraphFont" style:family="text">
      <style:text-properties style:font-name="Times New Roman" style:font-name-complex="Times New Roman" fo:language="ru" fo:country="RU"/>
    </style:style>
    <style:style style:name="T108" style:parent-style-name="DefaultParagraphFont" style:family="text">
      <style:text-properties style:font-name="Times New Roman" style:font-name-complex="Times New Roman" fo:language="ru" fo:country="RU"/>
    </style:style>
    <style:style style:name="T109" style:parent-style-name="DefaultParagraphFont" style:family="text">
      <style:text-properties style:font-name="Times New Roman" style:font-name-complex="Times New Roman"/>
    </style:style>
    <style:style style:name="T110" style:parent-style-name="DefaultParagraphFont" style:family="text">
      <style:text-properties style:font-name="Times New Roman" style:font-name-complex="Times New Roman" fo:language="ru" fo:country="RU"/>
    </style:style>
    <style:style style:name="T111" style:parent-style-name="DefaultParagraphFont" style:family="text">
      <style:text-properties style:font-name="Times New Roman" style:font-name-complex="Times New Roman"/>
    </style:style>
    <style:style style:name="T112" style:parent-style-name="DefaultParagraphFont" style:family="text">
      <style:text-properties style:font-name="Times New Roman" style:font-name-complex="Times New Roman" fo:language="ru" fo:country="RU"/>
    </style:style>
    <style:style style:name="T113" style:parent-style-name="DefaultParagraphFont" style:family="text">
      <style:text-properties style:font-name="Times New Roman" style:font-name-complex="Times New Roman" fo:language="ru" fo:country="RU"/>
    </style:style>
    <style:style style:name="T114" style:parent-style-name="DefaultParagraphFont" style:family="text">
      <style:text-properties style:font-name="Times New Roman" style:font-name-complex="Times New Roman"/>
    </style:style>
    <style:style style:name="T115" style:parent-style-name="DefaultParagraphFont" style:family="text">
      <style:text-properties style:font-name="Times New Roman" style:font-name-complex="Times New Roman" fo:language="ru" fo:country="RU"/>
    </style:style>
    <style:style style:name="P116" style:parent-style-name="TableContents" style:family="paragraph">
      <style:text-properties style:font-name="Times New Roman" style:font-name-complex="Times New Roman" fo:language="ru" fo:country="RU"/>
    </style:style>
    <style:style style:name="P117" style:parent-style-name="TableContents" style:family="paragraph">
      <style:text-properties style:font-name="Times New Roman" style:font-name-complex="Times New Roman" fo:language="ru" fo:country="RU"/>
    </style:style>
    <style:style style:name="P118" style:parent-style-name="TableContents" style:family="paragraph">
      <style:text-properties style:font-name="Times New Roman" style:font-name-complex="Times New Roman" fo:language="ru" fo:country="RU"/>
    </style:style>
    <style:style style:name="TableRow119" style:family="table-row">
      <style:table-row-properties style:min-row-height="0.3402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Times New Roman" style:font-name-complex="Times New Roman" fo:language="ru" fo:country="RU"/>
    </style:style>
    <style:style style:name="T122" style:parent-style-name="DefaultParagraphFont" style:family="text">
      <style:text-properties style:font-name="Times New Roman" style:font-name-complex="Times New Roman"/>
    </style:style>
    <style:style style:name="T123" style:parent-style-name="DefaultParagraphFont" style:family="text">
      <style:text-properties style:font-name="Times New Roman" style:font-name-complex="Times New Roman" fo:language="ru" fo:country="RU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Times New Roman" style:font-name-complex="Times New Roman" fo:language="ru" fo:country="RU"/>
    </style:style>
    <style:style style:name="P126" style:parent-style-name="TableContents" style:family="paragraph">
      <style:text-properties style:font-name="Times New Roman" style:font-name-complex="Times New Roman" fo:language="ru" fo:country="RU"/>
    </style:style>
    <style:style style:name="P127" style:parent-style-name="TableContents" style:family="paragraph">
      <style:text-properties style:font-name="Times New Roman" style:font-name-complex="Times New Roman" fo:language="ru" fo:country="RU"/>
    </style:style>
    <style:style style:name="P128" style:parent-style-name="Textbody" style:family="paragraph">
      <style:text-properties style:font-name="Times New Roman" style:font-name-complex="Times New Roman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Мирзошоев Манучер Окимшо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метода — это возможность классу наследнику предоставить свою собственную реализацию метода, который уже был определен в родительском классе. Для этого нужно чтобы сигнатура переопределенного метода в подклассе была такой же, как и в суперклассе. Когда объект подкласса вызывает переопределенный метод, выполняется именно та реализация, которая предоставлена в подкласс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 Java, классы бывают нескольких видов, в зависимости от их назначения и характеристик.<text:line-break/>Это: обычные классы, абстрактные классы, финальные классы, внутренние классы, а также интерфейсы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<text:span text:style-name="T26">final</text:span><text:span text:style-name="T27">?</text:span></text:p>
          </table:table-cell>
          <table:table-cell table:style-name="TableCell28">
            <text:p text:style-name="P29">Модификатор final можно использовать, применив к классам, методам, переменным, аргументам методов, к полям в классе и предоставляет различные уровни ограничений в зависимости от того где его используют.<text:s/></text:p>
            <text:p text:style-name="P30">Для переменных это означает, что ей можно присвоить значение только один раз. После этого она становится константой.<text:s/></text:p>
            <text:p text:style-name="P31">Для методов применение final означает, что подклассы не могут переопределить этот метод.<text:s/></text:p>
            <text:p text:style-name="P32">Если класс объявлен с модификатором final, это означает, что от него нельзя создавать подклассы.<text:s/></text:p>
            <text:p text:style-name="P33">Преимущество final - в защите критических данных от изменений и в оптимизации работы компилятора</text:p>
          </table:table-cell>
        </table:table-row>
        <table:table-row table:style-name="TableRow34">
          <table:table-cell table:style-name="TableCell35">
            <text:p text:style-name="TableContents"><text:span text:style-name="T36">Какие есть варианты использования ключевого слова<text:s/></text:span><text:span text:style-name="T37">try</text:span><text:span text:style-name="T38">?</text:span></text:p>
          </table:table-cell>
          <table:table-cell table:style-name="TableCell39">
            <text:p text:style-name="P40">Вариант1: try с блоком catch. При котором блок catch выполняется, если в блоке try происходит исключение определенного типа.</text:p>
            <text:p text:style-name="TableContents"><text:span text:style-name="T41">Вариант2:<text:s/></text:span><text:span text:style-name="T42">try с несколькими блоками catch</text:span><text:span text:style-name="T43"><text:s/>при котором осуществляется<text:s/></text:span><text:span text:style-name="T44">обработк</text:span><text:span text:style-name="T45">а</text:span><text:span text:style-name="T46"><text:s/>разных типов исключений разными блоками catch.</text:span></text:p>
            <text:p text:style-name="TableContents"><text:span text:style-name="T47">Вариант3:<text:s/></text:span><text:span text:style-name="T48">try с блоком finally: Блок finally содержит код, который выполняется в любом случае, даже если не произошло исключение.</text:span></text:p>
            <text:p text:style-name="TableContents"><text:span text:style-name="T49">Вариант4:<text:s/></text:span><text:span text:style-name="T50">try без блока catch: можно использовать</text:span><text:span text:style-name="T51"><text:s/></text:span><text:span text:style-name="T52">если обработка исключения не требуется, но нужно гарантировать выполнение кода в блоке finally.</text:span></text:p>
            <text:p text:style-name="TableContents"><text:span text:style-name="T53">Вариант5:<text:s/></text:span><text:span text:style-name="T54">try с ресурсами try-with-resources, которая автоматически закрывает ресурсы, такие как файлы или сетевые соединения, после завершения блока try</text:span></text:p>
          </table:table-cell>
        </table:table-row>
        <text:soft-page-break/>
        <table:table-row table:style-name="TableRow55">
          <table:table-cell table:style-name="TableCell56">
            <text:p text:style-name="TableContents"><text:span text:style-name="T57">Какие есть стандартные реализации интерфейса<text:s/></text:span><text:span text:style-name="T58">List</text:span><text:span text:style-name="T59"><text:s/>и в каких ситуациях их нужно использовать?</text:span></text:p>
          </table:table-cell>
          <table:table-cell table:style-name="TableCell60">
            <text:p text:style-name="P61">Интерфейс List это упорядоченная коллекция элементов, которая может содержать дубликаты.<text:s/></text:p>
            <text:p text:style-name="P62">В Java Collections Framework есть несколько стандартных реализаций интерфейса List:<text:s/></text:p>
            <text:p text:style-name="P63">- ArrayList это массив, который может изменять свой размер по мере необходимости. Он обеспечивает эффективный доступ к элементам по индексу и подходит для случаев, когда часто требуется быстрое чтение данных, или когда необходимо часто добавлять или удалять элементы с конца списка</text:p>
            <text:p text:style-name="P64">- LinkedList это двунаправленный список. Он обеспечивает эффективное добавление и удаление элементов из середины списка, но может быть менее эффективен при доступе к элементам по индексу и используется, когда требуется быстрое добавление/удаление элементов в середине списка.</text:p>
            <text:p text:style-name="P65">- Vector является устаревшей реализацией List, которая похожа на ArrayList, но с синхронизацией для обеспечения потокобезопасности. Вместо Vector часто рекомендуется использовать ArrayList в сценариях, где необходимость в синхронизации отсутствует.</text:p>
            <text:p text:style-name="P66">- Stack расширяет Vector и представляет стек. Он реализует стековые операции и обычно используется для решения задач, связанных со стеками.</text:p>
            <text:p text:style-name="P67"/>
            <text:p text:style-name="P68">Если нам нужна высокая производительность чтения и произвольного доступа, лучше использовать ArrayList. Если нам надо часто добавлять или удалять элементы из середины списка, LinkedList может быть более подходящим.</text:p>
            <text:p text:style-name="P69">В случае необходимости синхронизации потоков или использования стека, можно использовать Vector или Stack.</text:p>
          </table:table-cell>
        </table:table-row>
        <table:table-row table:style-name="TableRow70">
          <table:table-cell table:style-name="TableCell71">
            <text:p text:style-name="P72">В чём основная идея стримов из пакета java.util.stream?</text:p>
          </table:table-cell>
          <table:table-cell table:style-name="TableCell73">
            <text:p text:style-name="P74">Основная идея стримов заключается в предоставлении функциональных и декларативных операций для работы с данными в коллекциях. Стримы могут быть использованы не только для обработки коллекций, но и для работы массивами и файлами.</text:p>
            <text:p text:style-name="P75">Стримы поддерживают функциональный стиль программирования, позволяя использовать лямбда-выражения и функциональные интерфейсы для выполнения операций над данными. Это делает код более компактным и легким для понимания.</text:p>
            <text:p text:style-name="P76">Операции стримов не выполняются немедленно после вызова. Вместо этого операции ждут терминальной операции, чтобы начать обработку данных. Это может повысить производительность, поскольку ненужные вычисления могут быть пропущены.</text:p>
          </table:table-cell>
        </table:table-row>
        <text:soft-page-break/>
        <table:table-row table:style-name="TableRow77">
          <table:table-cell table:style-name="TableCell78" table:number-columns-spanned="2">
            <text:p text:style-name="P79">Разное</text:p>
          </table:table-cell>
          <table:covered-table-cell/>
        </table:table-row>
        <table:table-row table:style-name="TableRow80">
          <table:table-cell table:style-name="TableCell81">
            <text:p text:style-name="P82">Каким критериям должна удовлетворять «хорошая» хэш-функция?</text:p>
          </table:table-cell>
          <table:table-cell table:style-name="TableCell83">
            <text:p text:style-name="TableContents"><text:span text:style-name="T84">Хорошая хэш-функция важна для эффективной работы хэш-таблиц и других структур данных, которые используют хэширование. Критерии могут быть такие</text:span><text:span text:style-name="T85">:</text:span></text:p>
            <text:p text:style-name="P86">Хэш-функция должна обеспечивать равномерное распределение значений хэша по всему диапазону возможных значений. Это помогает предотвратить коллизии. Вычисление хэша должно быть эффективным и быстрым. Хэш-функция должна быть устойчивой к атакам, она должна быть вычислительно сложной для подбора коллизий.<text:s/></text:p>
          </table:table-cell>
        </table:table-row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<text:span text:style-name="T90">UTF</text:span><text:span text:style-name="T91">-8?</text:span></text:p>
          </table:table-cell>
          <table:table-cell table:style-name="TableCell92">
            <text:p text:style-name="TableContents"><text:span text:style-name="T93">UTF-8 — это гибкое средство для работы с текстом на различных языках и символьных наборах. Причины популярности в универсальности, совместимости с кодировкой<text:s/></text:span><text:span text:style-name="T94">ASCII</text:span><text:span text:style-name="T95">, легкостью обработки, а также с эффективным хранением символов. UTF-8 является стандартной кодировкой для веб-страниц и многих протоколов связанных с веб-технологиями и обеспечивает широкую поддержку для многих языков и позволяет использовать текст на различных языках в рамках одного документа или системы.</text:span></text:p>
          </table:table-cell>
        </table:table-row>
        <table:table-row table:style-name="TableRow96">
          <table:table-cell table:style-name="TableCell97">
            <text:p text:style-name="TableContents"><text:span text:style-name="T98">Сравните форматы<text:s/></text:span><text:span text:style-name="T99">XML</text:span><text:span text:style-name="T100"><text:s/>и<text:s/></text:span><text:span text:style-name="T101">JSON</text:span><text:span text:style-name="T102">. Когда какой использовать?</text:span></text:p>
          </table:table-cell>
          <table:table-cell table:style-name="TableCell103">
            <text:p text:style-name="TableContents"><text:span text:style-name="T104">XML</text:span><text:span text:style-name="T105">и<text:s/></text:span><text:span text:style-name="T106">JSON</text:span><text:span text:style-name="T107"><text:s/>- это два популярных формата обмена данными, используемые для передачи информации между приложениями.</text:span></text:p>
            <text:p text:style-name="TableContents"><text:span text:style-name="T108">Синтаксис XML похож на<text:s/></text:span><text:span text:style-name="T109">HTML</text:span><text:span text:style-name="T110">. Он использует теги в виде открывающих и закрывающих элементов и более читаем для человека. XML поддерживает схемы, что позволяет определить структуру и типы данных.<text:s/></text:span><text:span text:style-name="T111">XML</text:span><text:span text:style-name="T112"><text:s/>больше подходит для представления документов с метаданными, требует строгой структуры данных.</text:span></text:p>
            <text:p text:style-name="TableContents"><text:span text:style-name="T113">Синтаксис JSON похож на<text:s/></text:span><text:span text:style-name="T114">NoSQL</text:span><text:span text:style-name="T115">. Он использует пары "ключ-значение" и более компактен. Он легок для чтения и написания. Структура данных JSON легко воспринимается компьютером и сложными алгоритмами. Хорошо подходит для передачи структурированных данных, таких как объекты и массивы, в веб-приложениях.</text:span></text:p>
            <text:p text:style-name="P116">Когда использовать XML:<text:s/></text:p>
            <text:p text:style-name="P117">Когда требуется строгая структура данных и поддержка схем. Когда важна читаемость человеком. Для обмена метаданными, например, конфигурационные файлы, документы.<text:s/></text:p>
            <text:p text:style-name="P118">Когда использовать JSON:<text:s/><text:line-break/>Когда важна простота чтения и написания данных. Когда данные представляют собой сложные структуры, такие как объекты и массивы. Когда важна эффективность передачи данных через сеть (JSON компактнее).</text:p>
          </table:table-cell>
        </table:table-row>
        <text:soft-page-break/>
        <table:table-row table:style-name="TableRow119">
          <table:table-cell table:style-name="TableCell120">
            <text:p text:style-name="TableContents"><text:span text:style-name="T121">Опишите что будет происходить «под капотом» после ввода адреса сайта в браузере и нажатия<text:s/></text:span><text:span text:style-name="T122">Enter</text:span><text:span text:style-name="T123">?</text:span></text:p>
          </table:table-cell>
          <table:table-cell table:style-name="TableCell124">
            <text:p text:style-name="P125">После ввода адреса сайта в браузере и нажатия клавиши "Enter" браузер начинает сопоставление доменного имени (например, www.gridnine.ru) с IP-адресом (205.178.189.131) с использованием Domain Name System (a.dns.ripn.net hostmaster@ripn.net 4057935 86400 14400 2592000 3600). Если у браузера уже есть закэшированный IP-адрес для этого домена, (то есть если пользователь ранее заходил на этот сайт), он может использовать его, иначе будет выполнен запрос DNS для получения соответствующего IP-адреса. Далее, браузер устанавливает соединение с сервером, указанным в полученном IP-адресе по протоколу TCP.<text:s/></text:p>
            <text:p text:style-name="P126">Браузер отправляет HTTP-запрос к серверу, содержащий информацию о том, какую страницу или ресурсы нужно получить. Запрос может включать метод запроса (например, GET), заголовки, параметры и другую информацию. Веб-сервер обрабатывает запрос и определяет, какие ресурсы или страницы необходимо предоставить в ответ на запрос и отправляет HTTP-ответ обратно браузеру. Ответ включает в себя статус ответа (например, 200 OK или 404 Not Found) и саму запрошенную страницу или ресурсы. Браузер получает HTTP-ответ и начинает обрабатывать его. Это включает в себя интерпретацию HTML, выполнение JavaScript, обработку CSS и другие шаги, необходимые для отображения и взаимодействия с веб-страницей. Далее браузер собирает полученный контент и отображает его на экране. Это включает в себя отображение текста, изображений, видео и выполнение других действий, связанных с визуализацией веб-страницы.<text:s/></text:p>
            <text:p text:style-name="P127">Весь этот процесс занимает доли секунды и в зависимости от скорости соединения пользователя, страница может загрузиться мгновенно.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14T22:09:00Z</meta:creation-date>
    <dc:date>2023-11-14T22:09:00Z</dc:date>
    <meta:template xlink:href="Normal.dotm" xlink:type="simple"/>
    <meta:editing-cycles>2</meta:editing-cycles>
    <meta:editing-duration>PT480S</meta:editing-duration>
    <meta:document-statistic meta:page-count="4" meta:paragraph-count="16" meta:word-count="1252" meta:character-count="8373" meta:row-count="59" meta:non-whitespace-character-count="7137"/>
  </office:meta>
</office:document-meta>
</file>